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86713" officeooo:paragraph-rsid="00186713"/>
    </style:style>
    <style:style style:name="P2" style:family="paragraph" style:parent-style-name="Text_20_body">
      <style:text-properties style:text-underline-style="solid" style:text-underline-width="auto" style:text-underline-color="font-color" officeooo:rsid="00186713" officeooo:paragraph-rsid="00186713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officeooo:rsid="00186713" officeooo:paragraph-rsid="00186713"/>
    </style:style>
    <style:style style:name="P4" style:family="paragraph" style:parent-style-name="Heading_20_2">
      <style:text-properties officeooo:rsid="00186713" officeooo:paragraph-rsid="00186713"/>
    </style:style>
    <style:style style:name="T1" style:family="text">
      <style:text-properties style:font-name="Ubuntu Condensed"/>
    </style:style>
    <style:style style:name="T2" style:family="text">
      <style:text-properties style:font-name="Ubuntu Condensed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2">Discounts Card</text:span><text:span text:style-name="T3"> project Estimation:</text:span></text:h>
      <text:p text:style-name="P2">Time: </text:p>
      <text:p text:style-name="P3">phase 1 : 1 month.</text:p>
      <text:p text:style-name="P3">Phase 2 : 1.5month. </text:p>
      <text:p text:style-name="P3">Phase 3: 3-6 months. </text:p>
      <text:p text:style-name="P3">Phase4: 3 months. </text:p>
      <text:p text:style-name="P3">Total: 1 year. </text:p>
      <text:p text:style-name="P1"/>
      <text:p text:style-name="P2">Cost: </text:p>
      <text:p text:style-name="P1"><text:tab/>phase 1: 15,000 EGP. </text:p>
      <text:p text:style-name="P1"><text:tab/>Phase 2: 50,000 EGP.</text:p>
      <text:p text:style-name="P1"><text:tab/>Phase3: 300,000 EGP</text:p>
      <text:p text:style-name="P1"><text:tab/>phase 4: 180,000 EGP.</text:p>
      <text:p text:style-name="P1"><text:tab/>Total: 545,000 EG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1-12T09:41:44.826733285</dc:date>
    <meta:editing-duration>PT8H1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43" meta:character-count="243" meta:non-whitespace-character-count="201"/>
  </office:meta>
</office:document-meta>
</file>